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Bibliography_20_1">
      <style:text-properties officeooo:paragraph-rsid="000913b1"/>
    </style:style>
    <style:style style:name="P2" style:family="paragraph" style:parent-style-name="Bibliography_20_1">
      <style:text-properties officeooo:paragraph-rsid="000913b1" fo:background-color="#ff3333"/>
    </style:style>
    <style:style style:name="P3" style:family="paragraph" style:parent-style-name="Bibliography_20_1">
      <style:text-properties officeooo:paragraph-rsid="000913b1" fo:background-color="#ffff99"/>
    </style:style>
    <style:style style:name="P4" style:family="paragraph" style:parent-style-name="Bibliography_20_1">
      <style:text-properties officeooo:paragraph-rsid="000cc4e7"/>
    </style:style>
    <style:style style:name="P5" style:family="paragraph" style:parent-style-name="Bibliography_20_1">
      <style:text-properties officeooo:paragraph-rsid="000d6e12"/>
    </style:style>
    <style:style style:name="P6" style:family="paragraph" style:parent-style-name="Bibliography_20_1">
      <style:text-properties officeooo:paragraph-rsid="000ee5c2"/>
    </style:style>
    <style:style style:name="P7" style:family="paragraph" style:parent-style-name="Bibliography_20_1">
      <style:text-properties officeooo:paragraph-rsid="000f73b9"/>
    </style:style>
    <style:style style:name="P8" style:family="paragraph" style:parent-style-name="Bibliography_20_1">
      <style:text-properties officeooo:paragraph-rsid="000913b1" fo:background-color="#ffffff"/>
    </style:style>
    <style:style style:name="P9" style:family="paragraph" style:parent-style-name="Bibliography_20_1">
      <style:text-properties officeooo:paragraph-rsid="0010d238"/>
    </style:style>
    <style:style style:name="P10" style:family="paragraph" style:parent-style-name="Bibliography_20_1">
      <style:text-properties officeooo:paragraph-rsid="00122692"/>
    </style:style>
    <style:style style:name="T1" style:family="text">
      <style:text-properties style:font-name="Times new roman" style:font-name-complex="Times new roman"/>
    </style:style>
    <style:style style:name="T2" style:family="text">
      <style:text-properties style:font-name="Times new roman" officeooo:rsid="000913b1" style:font-name-complex="Times new roman"/>
    </style:style>
    <style:style style:name="T3" style:family="text">
      <style:text-properties officeooo:rsid="000913b1"/>
    </style:style>
    <style:style style:name="T4" style:family="text">
      <style:text-properties officeooo:rsid="0009ea1e"/>
    </style:style>
    <style:style style:name="T5" style:family="text">
      <style:text-properties officeooo:rsid="000ac171"/>
    </style:style>
    <style:style style:name="T6" style:family="text">
      <style:text-properties officeooo:rsid="000b4f2d"/>
    </style:style>
    <style:style style:name="T7" style:family="text">
      <style:text-properties fo:background-color="#ffffff" loext:char-shading-value="0"/>
    </style:style>
    <style:style style:name="T8" style:family="text">
      <style:text-properties officeooo:rsid="0010d238" fo:background-color="#ffffff" loext:char-shading-value="0"/>
    </style:style>
    <style:style style:name="T9" style:family="text">
      <style:text-properties officeooo:rsid="0011f799" fo:background-color="#ffffff" loext:char-shading-value="0"/>
    </style:style>
    <style:style style:name="T10" style:family="text">
      <style:text-properties officeooo:rsid="000b4f2d" fo:background-color="#ffcc00" loext:char-shading-value="0"/>
    </style:style>
    <style:style style:name="T11" style:family="text">
      <style:text-properties officeooo:rsid="000cc4e7"/>
    </style:style>
    <style:style style:name="T12" style:family="text">
      <style:text-properties fo:background-color="#ffff00" loext:char-shading-value="0"/>
    </style:style>
    <style:style style:name="T13" style:family="text">
      <style:text-properties officeooo:rsid="0011f799" fo:background-color="#ffff00" loext:char-shading-value="0"/>
    </style:style>
    <style:style style:name="T14" style:family="text">
      <style:text-properties officeooo:rsid="0010d238"/>
    </style:style>
    <style:style style:name="T15" style:family="text">
      <style:text-properties style:text-position="super 58%" officeooo:rsid="0011f799" fo:background-color="#ffffff" loext:char-shading-value="0"/>
    </style:style>
    <style:style style:name="T16" style:family="text">
      <style:text-properties officeooo:rsid="00122692"/>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Bibliography_20_1"><text:span text:style-name="T1">Boichard, D., </text:span><text:span text:style-name="T2">V. </text:span><text:span text:style-name="T1">Ducrocq, </text:span><text:span text:style-name="T2">and S.</text:span><text:span text:style-name="T1"> Fritz. 2015. Sustainable dairy cattle selection in the genomic era. J. Anim. Breed. Genet. 132:135</text:span>–143. https://doi.org/10.1111/jbg.12150</text:p>
      <text:p text:style-name="P1">Cervantes, I., <text:span text:style-name="T3">F. </text:span>Goyache, <text:span text:style-name="T3">A.</text:span> Molina, <text:span text:style-name="T3">M.</text:span> Valera, <text:span text:style-name="T3">and J. P.</text:span> Gutiérrez. 2011. Estimation of effective population size from the rate of coancestry in pedigreed populations. J. Anim. Breed. Genet. 128:56–63. https://doi.org/10.1111/j.1439-0388.2010.00881.x</text:p>
      <text:p text:style-name="P1">Daetwyler, H.D., <text:span text:style-name="T3">B. </text:span>Villanueva, <text:span text:style-name="T3">P.</text:span> Bijma, <text:span text:style-name="T3">and J. A.</text:span> Woolliams. 2007. Inbreeding in genome-wide selection. J. Anim. Breed. Genet. 124:369–376.</text:p>
      <text:p text:style-name="P1">de Roos, A. P. W. 2011. Genomic selection in dairy cattle (PhD Thesis). Wageningen University, Wageningen, The Netherlands.</text:p>
      <text:p text:style-name="P1">de Roos, A. P. W., <text:span text:style-name="T4">C.</text:span> Schrooten, <text:span text:style-name="T4">R. F. </text:span>Veerkamp, <text:span text:style-name="T4">and J. A. M.</text:span> van Arendonk. 2011. Effects of genomic selection on genetic improvement, inbreeding, and merit of young versus proven <text:span text:style-name="T7">bulls. J. Dairy Sci. 94:1559–1567. https://doi.org/10.3168/jds.2010-3354</text:span></text:p>
      <text:p text:style-name="P8">Ducrocq, V., <text:span text:style-name="T4">D. </text:span>Laloe, <text:span text:style-name="T4">M.</text:span> Swaminathan, <text:span text:style-name="T4">X.</text:span> Rognon, <text:span text:style-name="T4">M.</text:span> Tixier-Boichard, <text:span text:style-name="T4">and T.</text:span> Zerjal. 2018. Genomics for Ruminants in Developing Countries: From Principles to Practice. Front. Genet. 9:<text:span text:style-name="T6">251</text:span>. <text:a xlink:type="simple" xlink:href="https://doi.org/10.3389/fgene.2018.00251" text:style-name="Internet_20_link" text:visited-style-name="Visited_20_Internet_20_Link">https://doi.org/10.3389/fgene.2018.00251</text:a></text:p>
      <text:p text:style-name="P9"><text:span text:style-name="T7">Falconer, D.S. </text:span><text:span text:style-name="T8">and T. F. C.</text:span><text:span text:style-name="T7"> Mackay. 1996. Introduction to Quantitative Genetics. </text:span><text:span text:style-name="T9">4</text:span><text:span text:style-name="T15">th</text:span><text:span text:style-name="T9"> e</text:span>d. Longmans Green, Harlow, Essex, UK.</text:p>
      <text:p text:style-name="P3">Faux, A.-M., <text:span text:style-name="T4">G. </text:span>Gorjanc, <text:span text:style-name="T4">R. C. </text:span>Gaynor, <text:span text:style-name="T4">M.</text:span> Battagin, <text:span text:style-name="T4">S. M.</text:span> Edwards, <text:span text:style-name="T4">D. L.</text:span> Wilson, <text:span text:style-name="T4">S. J.</text:span> Hearne, <text:span text:style-name="T4">S. </text:span>Gonen, <text:span text:style-name="T4">and J. M.</text:span> Hickey. 2016. AlphaSim: Software for Breeding Program Simulation. Plant Genome 9:<text:span text:style-name="T10">1-14</text:span><text:span text:style-name="T6">.</text:span> https://doi.org/10.3835/plantgenome2016.02.0013</text:p>
      <text:p text:style-name="P1">García-Ruiz, A., <text:span text:style-name="T4">J. B. </text:span>Cole, <text:span text:style-name="T4">P. M.</text:span> VanRaden, <text:span text:style-name="T4">G. R.</text:span> Wiggans, <text:span text:style-name="T4">F. J.</text:span> Ruiz-López, <text:span text:style-name="T4">and C. P. V.</text:span> Tassell. 2016. Changes in genetic selection differentials and generation intervals in US Holstein dairy cattle as a result of genomic selection. Proc. Natl. Acad. Sci. 113:<text:span text:style-name="T4">e</text:span>3995–<text:span text:style-name="T4">e</text:span>4004. https://doi.org/10.1073/pnas.1519061113</text:p>
      <text:p text:style-name="P1">Gorjanc, G., <text:span text:style-name="T4">R. C. </text:span>Gaynor, <text:span text:style-name="T4">and J. M.</text:span> Hickey. 2018. Optimal cross selection for long-term genetic gain in two-part programs with rapid recurrent genomic selection. Theor. Appl. Genet. 131:1953–1966. https://doi.org/10.1007/s00122-018-3125-3</text:p>
      <text:p text:style-name="P1">Gorjanc, G. <text:span text:style-name="T4">and J. M.</text:span> Hickey. 2018. AlphaMate: a program for optimizing selection, maintenance of diversity and mate allocation in breeding programs. Bioinformatics 34, 3408–3411. <text:a xlink:type="simple" xlink:href="https://doi.org/10.1093/bioinformatics/bty375" text:style-name="Internet_20_link" text:visited-style-name="Visited_20_Internet_20_Link">https://doi.org/10.1093/bioinformatics/bty375</text:a></text:p>
      <text:p text:style-name="P10">Henderson, <text:span text:style-name="T16">C.</text:span> R. 1984. Applications of Linear Models in Animal Breeding. University of Guelph, <text:span text:style-name="T16">Ontario, Canada.</text:span></text:p>
      <text:p text:style-name="P7">Jorjani, H. 2012. Genomic evaluation of BSW populations, InterGenomics: Results and Deliverables. Interbull Bul<text:span text:style-name="T12">l. </text:span><text:span text:style-name="T13">43:5-8.</text:span></text:p>
      <text:p text:style-name="P5">Kinghorn, B. P. 2011. An algorithm for efficient constrained mate selection. Genet. Sel. Evol. 43:4. https://doi.org/10.1186/1297-9686-43-4</text:p>
      <text:p text:style-name="P4">Legarra, A., <text:span text:style-name="T11">I. </text:span>Aguilar, <text:span text:style-name="T14">and I.</text:span> Misztal. 2009. A relationship matrix including full pedigree and genomic information. J. Dairy Sci. 92:4656–4663. https://doi.org/10.3168/jds.2009-2061</text:p>
      <text:p text:style-name="P1">Lillehammer, M., <text:span text:style-name="T4">T. H. E. </text:span>Meuwissen, <text:span text:style-name="T4">and A. K.</text:span> Sonesson. 2011. A comparison of dairy cattle breeding designs that use genomic selection. J. Dairy Sci. 94:493–500. <text:a xlink:type="simple" xlink:href="https://doi.org/10.3168/jds.2010-3518" text:style-name="Internet_20_link" text:visited-style-name="Visited_20_Internet_20_Link">https://doi.org/10.3168/jds.2010-3518</text:a></text:p>
      <text:p text:style-name="P2">Meuwissen, T.H.E., <text:span text:style-name="T4">A. K. </text:span>Sonesson, <text:span text:style-name="T4">and J. A.</text:span> Wooliams. 2018. Genomic management of inbreeding in breeding schemes. Presented at the World Congress on Genetics Applied to Livestock Production, Auckland, New Zealand.</text:p>
      <text:p text:style-name="P1">Misztal, I., <text:span text:style-name="T5">S. </text:span>Tsuruta, <text:span text:style-name="T5">T.</text:span> Strabel, <text:span text:style-name="T5">B.</text:span> Auvray, <text:span text:style-name="T5">T.</text:span> Druet, <text:span text:style-name="T5">and D. H.</text:span> Lee. 2002. BLUPF90 and related programs (BGF90). <text:span text:style-name="T5">Pages 1-2</text:span> in Proc. 7th World Congress on Genetics Applied to Livestock Production, Montpellier, France. Australian Egg Corporation, <text:span text:style-name="T6">Hurstville, NSW, Australia.</text:span></text:p>
      <text:p text:style-name="P1">Pérez-Enciso, M. 1995. Use of the uncertain relationship matrix to compute effective population size. J. Anim. Breed. Genet. 112:327–332. https://doi.org/10.1111/j.1439-0388.1995.tb00574.x</text:p>
      <text:p text:style-name="P1"><text:soft-page-break/>Pryce, J.E., <text:span text:style-name="T6">M. E. </text:span>Goddard, <text:span text:style-name="T6">H. W.</text:span> Raadsma, <text:span text:style-name="T6">and B. J.</text:span> Hayes. 2010. Deterministic models of breeding scheme designs that incorporate genomic selection. J. Dairy Sci. 93:5455–5466. https://doi.org/10.3168/jds.2010-3256</text:p>
      <text:p text:style-name="P1">Schaeffer, L.R. 2006. Strategy for applying genome-wide selection in dairy cattle. J. Anim. Breed. Genet. 123:218–223. https://doi.org/10.1111/j.1439-0388.2006.00595.x</text:p>
      <text:p text:style-name="P1">Sonesson, A.K., <text:span text:style-name="T6">J. A. </text:span>Woolliams, <text:span text:style-name="T6">and T. H. E.</text:span> Meuwissen. 2012. Genomic selection requires genomic control of inbreeding. Genet. Sel. Evol. 44:1–10. https://doi.org/10.1186/1297-9686-44-27</text:p>
      <text:p text:style-name="P1">Thomasen, J.R., <text:span text:style-name="T6">C. </text:span>Egger-Danner, <text:span text:style-name="T6">A.</text:span> Willam, <text:span text:style-name="T6">B.</text:span> Guldbrandtsen, <text:span text:style-name="T6">M. S.</text:span> Lund, M.S., <text:span text:style-name="T6">and A. C. </text:span>Sørensen. 2014. Genomic selection strategies in a small dairy cattle population evaluated for genetic gain and profit. J. Dairy Sci. 97:458–470. https://doi.org/10.3168/jds.2013-6599</text:p>
      <text:p text:style-name="P1">Weller, J.I., <text:span text:style-name="T6">E. </text:span>Ezra, <text:span text:style-name="T6">and M.</text:span> Ron, M. 2017. Invited review: A perspective on the future of genomic selection in dairy cattle. J. Dairy Sci. 100:8633–8644. https://doi.org/10.3168/jds.2017-12879</text:p>
      <text:p text:style-name="P1">Wiggans, G.R., <text:span text:style-name="T6">J. B. </text:span>Cole, <text:span text:style-name="T6">S. M.</text:span> Hubbard, <text:span text:style-name="T6">and T. S.</text:span> Sonstegard. 2017. Genomic Selection in Dairy Cattle: The USDA Experience. Annu. Rev. Anim. Biosci. 5:309–327. https://doi.org/10.1146/annurev-animal-021815-111422</text:p>
      <text:p text:style-name="P1">Woolliams, J.A., <text:span text:style-name="T6">P. </text:span>Berg, <text:span text:style-name="T6">B. S.</text:span> Dagnachew, <text:span text:style-name="T6">and T. H. E.</text:span> Meuwissen. 2015. Genetic contributions and their optimization. J. Anim. Breed. Genet. 132:89–99. <text:a xlink:type="simple" xlink:href="https://doi.org/10.1111/jbg.12148" text:style-name="Internet_20_link" text:visited-style-name="Visited_20_Internet_20_Link">https://doi.org/10.1111/jbg.12148</text:a></text:p>
      <text:p text:style-name="P6">Wright, S. 1922. Coefficients of Inbreeding and Relationship. Am. Nat. 56:330–338.</text:p>
      <text:p text:style-name="P1"/>
      <text:p text:style-name="Bibliography_20_1"><text:reference-mark-start text:name="ZOTERO_ITEM CSL_CITATION {&quot;citationID&quot;:&quot;8XoogSHf&quot;,&quot;properties&quot;:{&quot;formattedCitation&quot;:&quot;(Kinghorn, 2011)&quot;,&quot;plainCitation&quot;:&quot;(Kinghorn, 2011)&quot;,&quot;noteIndex&quot;:0},&quot;citationItems&quot;:[{&quot;id&quot;:5743,&quot;uris&quot;:[&quot;http://zotero.org/groups/231119/items/NCR6IFRH&quot;],&quot;uri&quot;:[&quot;http://zotero.org/groups/231119/items/NCR6IFRH&quot;],&quot;itemData&quot;:{&quot;id&quot;:5743,&quot;type&quot;:&quot;article-journal&quot;,&quot;title&quot;:&quot;An algorithm for efficient constrained mate selection&quot;,&quot;container-title&quot;:&quot;Genetics Selection Evolution&quot;,&quot;page&quot;:&quot;4&quot;,&quot;volume&quot;:&quot;43&quot;,&quot;source&quot;:&quot;BioMed Central&quot;,&quot;abstract&quot;:&quot;Mate selection can be used as a framework to balance key technical, cost and logistical issues while implementing a breeding program at a tactical level. The resulting mating lists accommodate optimal contributions of parents to future generations, in conjunction with other factors such as progeny inbreeding, connection between herds, use of reproductive technologies, management of the genetic distribution of nominated traits, and management of allele/genotype frequencies for nominated QTL/markers.&quot;,&quot;DOI&quot;:&quot;10.1186/1297-9686-43-4&quot;,&quot;ISSN&quot;:&quot;1297-9686&quot;,&quot;note&quot;:&quot;bibtex: kinghorn_algorithm_2011-1&quot;,&quot;journalAbbreviation&quot;:&quot;Genet Sel Evol&quot;,&quot;author&quot;:[{&quot;family&quot;:&quot;Kinghorn&quot;,&quot;given&quot;:&quot;Brian P.&quot;}],&quot;issued&quot;:{&quot;date-parts&quot;:[[&quot;2011&quot;,1,20]]}}}],&quot;schema&quot;:&quot;https://github.com/citation-style-language/schema/raw/master/csl-citation.json&quot;} RNDAb8EnEJyHc"/>(Kinghorn, 2011)<text:reference-mark-end text:name="ZOTERO_ITEM CSL_CITATION {&quot;citationID&quot;:&quot;8XoogSHf&quot;,&quot;properties&quot;:{&quot;formattedCitation&quot;:&quot;(Kinghorn, 2011)&quot;,&quot;plainCitation&quot;:&quot;(Kinghorn, 2011)&quot;,&quot;noteIndex&quot;:0},&quot;citationItems&quot;:[{&quot;id&quot;:5743,&quot;uris&quot;:[&quot;http://zotero.org/groups/231119/items/NCR6IFRH&quot;],&quot;uri&quot;:[&quot;http://zotero.org/groups/231119/items/NCR6IFRH&quot;],&quot;itemData&quot;:{&quot;id&quot;:5743,&quot;type&quot;:&quot;article-journal&quot;,&quot;title&quot;:&quot;An algorithm for efficient constrained mate selection&quot;,&quot;container-title&quot;:&quot;Genetics Selection Evolution&quot;,&quot;page&quot;:&quot;4&quot;,&quot;volume&quot;:&quot;43&quot;,&quot;source&quot;:&quot;BioMed Central&quot;,&quot;abstract&quot;:&quot;Mate selection can be used as a framework to balance key technical, cost and logistical issues while implementing a breeding program at a tactical level. The resulting mating lists accommodate optimal contributions of parents to future generations, in conjunction with other factors such as progeny inbreeding, connection between herds, use of reproductive technologies, management of the genetic distribution of nominated traits, and management of allele/genotype frequencies for nominated QTL/markers.&quot;,&quot;DOI&quot;:&quot;10.1186/1297-9686-43-4&quot;,&quot;ISSN&quot;:&quot;1297-9686&quot;,&quot;note&quot;:&quot;bibtex: kinghorn_algorithm_2011-1&quot;,&quot;journalAbbreviation&quot;:&quot;Genet Sel Evol&quot;,&quot;author&quot;:[{&quot;family&quot;:&quot;Kinghorn&quot;,&quot;given&quot;:&quot;Brian P.&quot;}],&quot;issued&quot;:{&quot;date-parts&quot;:[[&quot;2011&quot;,1,20]]}}}],&quot;schema&quot;:&quot;https://github.com/citation-style-language/schema/raw/master/csl-citation.json&quot;} RNDAb8EnEJyHc"/></text:p>
      <text:p text:style-name="Bibliography_20_1"><text:reference-mark-start text:name="ZOTERO_ITEM CSL_CITATION {&quot;citationID&quot;:&quot;Awi8Zf00&quot;,&quot;properties&quot;:{&quot;formattedCitation&quot;:&quot;(Jorjani, 2012)&quot;,&quot;plainCitation&quot;:&quot;(Jorjani, 2012)&quot;,&quot;noteIndex&quot;:0},&quot;citationItems&quot;:[{&quot;id&quot;:6208,&quot;uris&quot;:[&quot;http://zotero.org/users/2983590/items/SC6JZGFQ&quot;],&quot;uri&quot;:[&quot;http://zotero.org/users/2983590/items/SC6JZGFQ&quot;],&quot;itemData&quot;:{&quot;id&quot;:6208,&quot;type&quot;:&quot;article-journal&quot;,&quot;title&quot;:&quot;Genomic evaluation of BSW populations, InterGenomics: Results and Deliverables&quot;,&quot;container-title&quot;:&quot;Interbull Bulletin&quot;,&quot;volume&quot;:&quot;0&quot;,&quot;issue&quot;:&quot;43&quot;,&quot;source&quot;:&quot;journal.interbull.org&quot;,&quot;abstract&quot;:&quot;Genotype data on 4800 bulls from six populations (CHE, DEU-AUT, FRA, ITA, SVN, and the USA) were used to form a pooled reference population for international genomic evaluation of 10 traits, amounting to a total number of 50 population-trait combinations. Genetic correlations between MACE EBV/PA, and the DGV and GEBV values were compared. Further, the gain in reliability was also examined. Correlations of EBV/PA/DGV/GEBV and reliability gain were satisfactory and in agreement with the expectations. Validation of the international genomic evaluation model for the production trait protein yield was performed. The estimated regression coefficient, although very low, were not significantly different from their expectations. Therefore, it could be concluded that pooling of the genotype data and an international genomic evaluation based on the MACE EBV were possible and countries could pass the GEBV test.&quot;,&quot;URL&quot;:&quot;https://journal.interbull.org/index.php/ib/article/view/1250&quot;,&quot;ISSN&quot;:&quot;2001-340X&quot;,&quot;shortTitle&quot;:&quot;Genomic evaluation of BSW populations, InterGenomics&quot;,&quot;language&quot;:&quot;en&quot;,&quot;author&quot;:[{&quot;family&quot;:&quot;Jorjani&quot;,&quot;given&quot;:&quot;Hossein&quot;}],&quot;issued&quot;:{&quot;date-parts&quot;:[[&quot;2012&quot;,5,16]]},&quot;accessed&quot;:{&quot;date-parts&quot;:[[&quot;2019&quot;,3,14]]}}}],&quot;schema&quot;:&quot;https://github.com/citation-style-language/schema/raw/master/csl-citation.json&quot;} RNDm9g6DYKXM1"/>(Jorjani, 2012)<text:reference-mark-end text:name="ZOTERO_ITEM CSL_CITATION {&quot;citationID&quot;:&quot;Awi8Zf00&quot;,&quot;properties&quot;:{&quot;formattedCitation&quot;:&quot;(Jorjani, 2012)&quot;,&quot;plainCitation&quot;:&quot;(Jorjani, 2012)&quot;,&quot;noteIndex&quot;:0},&quot;citationItems&quot;:[{&quot;id&quot;:6208,&quot;uris&quot;:[&quot;http://zotero.org/users/2983590/items/SC6JZGFQ&quot;],&quot;uri&quot;:[&quot;http://zotero.org/users/2983590/items/SC6JZGFQ&quot;],&quot;itemData&quot;:{&quot;id&quot;:6208,&quot;type&quot;:&quot;article-journal&quot;,&quot;title&quot;:&quot;Genomic evaluation of BSW populations, InterGenomics: Results and Deliverables&quot;,&quot;container-title&quot;:&quot;Interbull Bulletin&quot;,&quot;volume&quot;:&quot;0&quot;,&quot;issue&quot;:&quot;43&quot;,&quot;source&quot;:&quot;journal.interbull.org&quot;,&quot;abstract&quot;:&quot;Genotype data on 4800 bulls from six populations (CHE, DEU-AUT, FRA, ITA, SVN, and the USA) were used to form a pooled reference population for international genomic evaluation of 10 traits, amounting to a total number of 50 population-trait combinations. Genetic correlations between MACE EBV/PA, and the DGV and GEBV values were compared. Further, the gain in reliability was also examined. Correlations of EBV/PA/DGV/GEBV and reliability gain were satisfactory and in agreement with the expectations. Validation of the international genomic evaluation model for the production trait protein yield was performed. The estimated regression coefficient, although very low, were not significantly different from their expectations. Therefore, it could be concluded that pooling of the genotype data and an international genomic evaluation based on the MACE EBV were possible and countries could pass the GEBV test.&quot;,&quot;URL&quot;:&quot;https://journal.interbull.org/index.php/ib/article/view/1250&quot;,&quot;ISSN&quot;:&quot;2001-340X&quot;,&quot;shortTitle&quot;:&quot;Genomic evaluation of BSW populations, InterGenomics&quot;,&quot;language&quot;:&quot;en&quot;,&quot;author&quot;:[{&quot;family&quot;:&quot;Jorjani&quot;,&quot;given&quot;:&quot;Hossein&quot;}],&quot;issued&quot;:{&quot;date-parts&quot;:[[&quot;2012&quot;,5,16]]},&quot;accessed&quot;:{&quot;date-parts&quot;:[[&quot;2019&quot;,3,14]]}}}],&quot;schema&quot;:&quot;https://github.com/citation-style-language/schema/raw/master/csl-citation.json&quot;} RNDm9g6DYKXM1"/></text:p>
      <text:p text:style-name="Bibliography_20_1"><text:reference-mark-start text:name="ZOTERO_ITEM CSL_CITATION {&quot;citationID&quot;:&quot;Nv0RIliS&quot;,&quot;properties&quot;:{&quot;formattedCitation&quot;:&quot;(Falconer and Mackay, 1996)&quot;,&quot;plainCitation&quot;:&quot;(Falconer and Mackay, 1996)&quot;,&quot;noteIndex&quot;:0},&quot;citationItems&quot;:[{&quot;id&quot;:1999,&quot;uris&quot;:[&quot;http://zotero.org/users/2983590/items/82793TMX&quot;],&quot;uri&quot;:[&quot;http://zotero.org/users/2983590/items/82793TMX&quot;],&quot;itemData&quot;:{&quot;id&quot;:1999,&quot;type&quot;:&quot;book&quot;,&quot;title&quot;:&quot;Introduction to Quantitative Genetics&quot;,&quot;publisher&quot;:&quot;Longman&quot;,&quot;number-of-pages&quot;:&quot;464&quot;,&quot;source&quot;:&quot;Google Books&quot;,&quot;language&quot;:&quot;en&quot;,&quot;author&quot;:[{&quot;family&quot;:&quot;Falconer&quot;,&quot;given&quot;:&quot;D. S.&quot;},{&quot;family&quot;:&quot;Mackay&quot;,&quot;given&quot;:&quot;Trudy F. C.&quot;}],&quot;issued&quot;:{&quot;date-parts&quot;:[[&quot;1996&quot;]]}}}],&quot;schema&quot;:&quot;https://github.com/citation-style-language/schema/raw/master/csl-citation.json&quot;} RND48KbSH18XY"/>(Falconer and Mackay, 1996)<text:reference-mark-end text:name="ZOTERO_ITEM CSL_CITATION {&quot;citationID&quot;:&quot;Nv0RIliS&quot;,&quot;properties&quot;:{&quot;formattedCitation&quot;:&quot;(Falconer and Mackay, 1996)&quot;,&quot;plainCitation&quot;:&quot;(Falconer and Mackay, 1996)&quot;,&quot;noteIndex&quot;:0},&quot;citationItems&quot;:[{&quot;id&quot;:1999,&quot;uris&quot;:[&quot;http://zotero.org/users/2983590/items/82793TMX&quot;],&quot;uri&quot;:[&quot;http://zotero.org/users/2983590/items/82793TMX&quot;],&quot;itemData&quot;:{&quot;id&quot;:1999,&quot;type&quot;:&quot;book&quot;,&quot;title&quot;:&quot;Introduction to Quantitative Genetics&quot;,&quot;publisher&quot;:&quot;Longman&quot;,&quot;number-of-pages&quot;:&quot;464&quot;,&quot;source&quot;:&quot;Google Books&quot;,&quot;language&quot;:&quot;en&quot;,&quot;author&quot;:[{&quot;family&quot;:&quot;Falconer&quot;,&quot;given&quot;:&quot;D. S.&quot;},{&quot;family&quot;:&quot;Mackay&quot;,&quot;given&quot;:&quot;Trudy F. C.&quot;}],&quot;issued&quot;:{&quot;date-parts&quot;:[[&quot;1996&quot;]]}}}],&quot;schema&quot;:&quot;https://github.com/citation-style-language/schema/raw/master/csl-citation.json&quot;} RND48KbSH18XY"/></text:p>
      <text:p text:style-name="Bibliography_20_1"><text:reference-mark-start text:name="ZOTERO_ITEM CSL_CITATION {&quot;citationID&quot;:&quot;M51qaEbE&quot;,&quot;properties&quot;:{&quot;formattedCitation&quot;:&quot;(Falconer and Mackay, 1996)&quot;,&quot;plainCitation&quot;:&quot;(Falconer and Mackay, 1996)&quot;,&quot;noteIndex&quot;:0},&quot;citationItems&quot;:[{&quot;id&quot;:1999,&quot;uris&quot;:[&quot;http://zotero.org/users/2983590/items/82793TMX&quot;],&quot;uri&quot;:[&quot;http://zotero.org/users/2983590/items/82793TMX&quot;],&quot;itemData&quot;:{&quot;id&quot;:1999,&quot;type&quot;:&quot;book&quot;,&quot;title&quot;:&quot;Introduction to Quantitative Genetics&quot;,&quot;publisher&quot;:&quot;Longman&quot;,&quot;number-of-pages&quot;:&quot;464&quot;,&quot;source&quot;:&quot;Google Books&quot;,&quot;language&quot;:&quot;en&quot;,&quot;author&quot;:[{&quot;family&quot;:&quot;Falconer&quot;,&quot;given&quot;:&quot;D. S.&quot;},{&quot;family&quot;:&quot;Mackay&quot;,&quot;given&quot;:&quot;Trudy F. C.&quot;}],&quot;issued&quot;:{&quot;date-parts&quot;:[[&quot;1996&quot;]]}}}],&quot;schema&quot;:&quot;https://github.com/citation-style-language/schema/raw/master/csl-citation.json&quot;} RNDDOG3CEErD6"/>(Falconer and Mackay, 1996)<text:reference-mark-end text:name="ZOTERO_ITEM CSL_CITATION {&quot;citationID&quot;:&quot;M51qaEbE&quot;,&quot;properties&quot;:{&quot;formattedCitation&quot;:&quot;(Falconer and Mackay, 1996)&quot;,&quot;plainCitation&quot;:&quot;(Falconer and Mackay, 1996)&quot;,&quot;noteIndex&quot;:0},&quot;citationItems&quot;:[{&quot;id&quot;:1999,&quot;uris&quot;:[&quot;http://zotero.org/users/2983590/items/82793TMX&quot;],&quot;uri&quot;:[&quot;http://zotero.org/users/2983590/items/82793TMX&quot;],&quot;itemData&quot;:{&quot;id&quot;:1999,&quot;type&quot;:&quot;book&quot;,&quot;title&quot;:&quot;Introduction to Quantitative Genetics&quot;,&quot;publisher&quot;:&quot;Longman&quot;,&quot;number-of-pages&quot;:&quot;464&quot;,&quot;source&quot;:&quot;Google Books&quot;,&quot;language&quot;:&quot;en&quot;,&quot;author&quot;:[{&quot;family&quot;:&quot;Falconer&quot;,&quot;given&quot;:&quot;D. S.&quot;},{&quot;family&quot;:&quot;Mackay&quot;,&quot;given&quot;:&quot;Trudy F. C.&quot;}],&quot;issued&quot;:{&quot;date-parts&quot;:[[&quot;1996&quot;]]}}}],&quot;schema&quot;:&quot;https://github.com/citation-style-language/schema/raw/master/csl-citation.json&quot;} RNDDOG3CEErD6"/></text:p>
      <text:p text:style-name="Bibliography_20_1"><text:reference-mark-start text:name="ZOTERO_ITEM CSL_CITATION {&quot;citationID&quot;:&quot;UkAiAke6&quot;,&quot;properties&quot;:{&quot;formattedCitation&quot;:&quot;(C. R. Henderson, 1984)&quot;,&quot;plainCitation&quot;:&quot;(C. R. Henderson, 1984)&quot;,&quot;noteIndex&quot;:0},&quot;citationItems&quot;:[{&quot;id&quot;:5297,&quot;uris&quot;:[&quot;http://zotero.org/users/2983590/items/KGCZI985&quot;],&quot;uri&quot;:[&quot;http://zotero.org/users/2983590/items/KGCZI985&quot;],&quot;itemData&quot;:{&quot;id&quot;:5297,&quot;type&quot;:&quot;article-journal&quot;,&quot;title&quot;:&quot;Applications of linear models in animal breeding.&quot;,&quot;container-title&quot;:&quot;Applications of linear models in animal breeding.&quot;,&quot;source&quot;:&quot;www.cabdirect.org&quot;,&quot;abstract&quot;:&quot;C.R. Henderson's contributions to animal breeding are substantial. He developed the mixed model equations, his methods 1, 2 and 3 for estimation of variance components, and a fast method to calculate the inverse of the numerator relationship matrix. In evaluating this important book, we should also consider how well it describes the work of a great scholar. On the positive side, Dr. Henderson has...&quot;,&quot;URL&quot;:&quot;https://www.cabdirect.org/cabdirect/abstract/19860193912&quot;,&quot;language&quot;:&quot;English&quot;,&quot;author&quot;:[{&quot;family&quot;:&quot;Henderson&quot;,&quot;given&quot;:&quot;C. R.&quot;}],&quot;issued&quot;:{&quot;date-parts&quot;:[[&quot;1984&quot;]]},&quot;accessed&quot;:{&quot;date-parts&quot;:[[&quot;2017&quot;,9,4]]}}}],&quot;schema&quot;:&quot;https://github.com/citation-style-language/schema/raw/master/csl-citation.json&quot;} RNDJLox4nFP7I"/>(C. R. Henderson, 1984)<text:reference-mark-end text:name="ZOTERO_ITEM CSL_CITATION {&quot;citationID&quot;:&quot;UkAiAke6&quot;,&quot;properties&quot;:{&quot;formattedCitation&quot;:&quot;(C. R. Henderson, 1984)&quot;,&quot;plainCitation&quot;:&quot;(C. R. Henderson, 1984)&quot;,&quot;noteIndex&quot;:0},&quot;citationItems&quot;:[{&quot;id&quot;:5297,&quot;uris&quot;:[&quot;http://zotero.org/users/2983590/items/KGCZI985&quot;],&quot;uri&quot;:[&quot;http://zotero.org/users/2983590/items/KGCZI985&quot;],&quot;itemData&quot;:{&quot;id&quot;:5297,&quot;type&quot;:&quot;article-journal&quot;,&quot;title&quot;:&quot;Applications of linear models in animal breeding.&quot;,&quot;container-title&quot;:&quot;Applications of linear models in animal breeding.&quot;,&quot;source&quot;:&quot;www.cabdirect.org&quot;,&quot;abstract&quot;:&quot;C.R. Henderson's contributions to animal breeding are substantial. He developed the mixed model equations, his methods 1, 2 and 3 for estimation of variance components, and a fast method to calculate the inverse of the numerator relationship matrix. In evaluating this important book, we should also consider how well it describes the work of a great scholar. On the positive side, Dr. Henderson has...&quot;,&quot;URL&quot;:&quot;https://www.cabdirect.org/cabdirect/abstract/19860193912&quot;,&quot;language&quot;:&quot;English&quot;,&quot;author&quot;:[{&quot;family&quot;:&quot;Henderson&quot;,&quot;given&quot;:&quot;C. R.&quot;}],&quot;issued&quot;:{&quot;date-parts&quot;:[[&quot;1984&quot;]]},&quot;accessed&quot;:{&quot;date-parts&quot;:[[&quot;2017&quot;,9,4]]}}}],&quot;schema&quot;:&quot;https://github.com/citation-style-language/schema/raw/master/csl-citation.json&quot;} RNDJLox4nFP7I"/></text:p>
      <text:p text:style-name="Bibliography_20_1"><text:reference-mark-start text:name="ZOTERO_ITEM CSL_CITATION {&quot;citationID&quot;:&quot;HHxR9VJw&quot;,&quot;properties&quot;:{&quot;formattedCitation&quot;:&quot;(Charles R. Henderson, 1984)&quot;,&quot;plainCitation&quot;:&quot;(Charles R. Henderson, 1984)&quot;,&quot;noteIndex&quot;:0},&quot;citationItems&quot;:[{&quot;id&quot;:467,&quot;uris&quot;:[&quot;http://zotero.org/groups/231119/items/RXKUGCWE&quot;],&quot;uri&quot;:[&quot;http://zotero.org/groups/231119/items/RXKUGCWE&quot;],&quot;itemData&quot;:{&quot;id&quot;:467,&quot;type&quot;:&quot;book&quot;,&quot;title&quot;:&quot;Applications of Linear Models in Animal Breeding&quot;,&quot;publisher&quot;:&quot;University of Guelph&quot;,&quot;number-of-pages&quot;:&quot;462&quot;,&quot;source&quot;:&quot;Google Books&quot;,&quot;ISBN&quot;:&quot;978-0-88955-030-8&quot;,&quot;note&quot;:&quot;bibtex: henderson_applications_1984&quot;,&quot;language&quot;:&quot;en&quot;,&quot;author&quot;:[{&quot;family&quot;:&quot;Henderson&quot;,&quot;given&quot;:&quot;Charles R.&quot;}],&quot;issued&quot;:{&quot;date-parts&quot;:[[&quot;1984&quot;]]}}}],&quot;schema&quot;:&quot;https://github.com/citation-style-language/schema/raw/master/csl-citation.json&quot;} RNDcfFyXz918r"/>(Charles R. Henderson, 1984)<text:reference-mark-end text:name="ZOTERO_ITEM CSL_CITATION {&quot;citationID&quot;:&quot;HHxR9VJw&quot;,&quot;properties&quot;:{&quot;formattedCitation&quot;:&quot;(Charles R. Henderson, 1984)&quot;,&quot;plainCitation&quot;:&quot;(Charles R. Henderson, 1984)&quot;,&quot;noteIndex&quot;:0},&quot;citationItems&quot;:[{&quot;id&quot;:467,&quot;uris&quot;:[&quot;http://zotero.org/groups/231119/items/RXKUGCWE&quot;],&quot;uri&quot;:[&quot;http://zotero.org/groups/231119/items/RXKUGCWE&quot;],&quot;itemData&quot;:{&quot;id&quot;:467,&quot;type&quot;:&quot;book&quot;,&quot;title&quot;:&quot;Applications of Linear Models in Animal Breeding&quot;,&quot;publisher&quot;:&quot;University of Guelph&quot;,&quot;number-of-pages&quot;:&quot;462&quot;,&quot;source&quot;:&quot;Google Books&quot;,&quot;ISBN&quot;:&quot;978-0-88955-030-8&quot;,&quot;note&quot;:&quot;bibtex: henderson_applications_1984&quot;,&quot;language&quot;:&quot;en&quot;,&quot;author&quot;:[{&quot;family&quot;:&quot;Henderson&quot;,&quot;given&quot;:&quot;Charles R.&quot;}],&quot;issued&quot;:{&quot;date-parts&quot;:[[&quot;1984&quot;]]}}}],&quot;schema&quot;:&quot;https://github.com/citation-style-language/schema/raw/master/csl-citation.json&quot;} RNDcfFyXz918r"/></text:p>
      <text:p text:style-name="Bibliography_20_1"><text:reference-mark-start text:name="ZOTERO_ITEM CSL_CITATION {&quot;citationID&quot;:&quot;y0FiKeks&quot;,&quot;properties&quot;:{&quot;formattedCitation&quot;:&quot;(Cole, 2015)&quot;,&quot;plainCitation&quot;:&quot;(Cole, 2015)&quot;,&quot;noteIndex&quot;:0},&quot;citationItems&quot;:[{&quot;id&quot;:4754,&quot;uris&quot;:[&quot;http://zotero.org/groups/231119/items/6TJQFK42&quot;],&quot;uri&quot;:[&quot;http://zotero.org/groups/231119/items/6TJQFK42&quot;],&quot;itemData&quot;:{&quot;id&quot;:4754,&quot;type&quot;:&quot;article-journal&quot;,&quot;title&quot;:&quot;A simple strategy for managing many recessive disorders in a dairy cattle breeding program&quot;,&quot;container-title&quot;:&quot;Genetics Selection Evolution&quot;,&quot;page&quot;:&quot;94&quot;,&quot;volume&quot;:&quot;47&quot;,&quot;source&quot;:&quot;BioMed Central&quot;,&quot;abstract&quot;:&quot;High-density single nucleotide polymorphism genotypes have recently been used to identify a number of novel recessive mutations that adversely affect fertility in dairy cattle, as well as to track other conditions such as red coat color and polled. Most current methods for mate allocation fail to consider this information, and it will become increasingly difficult to manage matings as the number of recessive mutations to be accounted for increases.&quot;,&quot;DOI&quot;:&quot;10.1186/s12711-015-0174-9&quot;,&quot;ISSN&quot;:&quot;1297-9686&quot;,&quot;note&quot;:&quot;bibtex: cole_simple_2015&quot;,&quot;journalAbbreviation&quot;:&quot;Genetics Selection Evolution&quot;,&quot;author&quot;:[{&quot;family&quot;:&quot;Cole&quot;,&quot;given&quot;:&quot;John B.&quot;}],&quot;issued&quot;:{&quot;date-parts&quot;:[[&quot;2015&quot;]]}}}],&quot;schema&quot;:&quot;https://github.com/citation-style-language/schema/raw/master/csl-citation.json&quot;} RNDs72azVHZjV"/>(Cole, 2015)<text:reference-mark-end text:name="ZOTERO_ITEM CSL_CITATION {&quot;citationID&quot;:&quot;y0FiKeks&quot;,&quot;properties&quot;:{&quot;formattedCitation&quot;:&quot;(Cole, 2015)&quot;,&quot;plainCitation&quot;:&quot;(Cole, 2015)&quot;,&quot;noteIndex&quot;:0},&quot;citationItems&quot;:[{&quot;id&quot;:4754,&quot;uris&quot;:[&quot;http://zotero.org/groups/231119/items/6TJQFK42&quot;],&quot;uri&quot;:[&quot;http://zotero.org/groups/231119/items/6TJQFK42&quot;],&quot;itemData&quot;:{&quot;id&quot;:4754,&quot;type&quot;:&quot;article-journal&quot;,&quot;title&quot;:&quot;A simple strategy for managing many recessive disorders in a dairy cattle breeding program&quot;,&quot;container-title&quot;:&quot;Genetics Selection Evolution&quot;,&quot;page&quot;:&quot;94&quot;,&quot;volume&quot;:&quot;47&quot;,&quot;source&quot;:&quot;BioMed Central&quot;,&quot;abstract&quot;:&quot;High-density single nucleotide polymorphism genotypes have recently been used to identify a number of novel recessive mutations that adversely affect fertility in dairy cattle, as well as to track other conditions such as red coat color and polled. Most current methods for mate allocation fail to consider this information, and it will become increasingly difficult to manage matings as the number of recessive mutations to be accounted for increases.&quot;,&quot;DOI&quot;:&quot;10.1186/s12711-015-0174-9&quot;,&quot;ISSN&quot;:&quot;1297-9686&quot;,&quot;note&quot;:&quot;bibtex: cole_simple_2015&quot;,&quot;journalAbbreviation&quot;:&quot;Genetics Selection Evolution&quot;,&quot;author&quot;:[{&quot;family&quot;:&quot;Cole&quot;,&quot;given&quot;:&quot;John B.&quot;}],&quot;issued&quot;:{&quot;date-parts&quot;:[[&quot;2015&quot;]]}}}],&quot;schema&quot;:&quot;https://github.com/citation-style-language/schema/raw/master/csl-citation.json&quot;} RNDs72azVHZjV"/></text:p>
      <text:p text:style-name="Bibliography_20_1"><text:reference-mark-start text:name="ZOTERO_ITEM CSL_CITATION {&quot;citationID&quot;:&quot;tyESm7bW&quot;,&quot;properties&quot;:{&quot;formattedCitation&quot;:&quot;(Habier et al., 2007)&quot;,&quot;plainCitation&quot;:&quot;(Habier et al., 2007)&quot;,&quot;noteIndex&quot;:0},&quot;citationItems&quot;:[{&quot;id&quot;:5912,&quot;uris&quot;:[&quot;http://zotero.org/groups/231119/items/V4XUWV25&quot;],&quot;uri&quot;:[&quot;http://zotero.org/groups/231119/items/V4XUWV25&quot;],&quot;itemData&quot;:{&quot;id&quot;:5912,&quot;type&quot;:&quot;article-journal&quot;,&quot;title&quot;:&quot;The impact of genetic relationship information on genome-assisted breeding values&quot;,&quot;container-title&quot;:&quot;Genetics&quot;,&quot;page&quot;:&quot;2389-2397&quot;,&quot;volume&quot;:&quot;177&quot;,&quot;issue&quot;:&quot;4&quot;,&quot;source&quot;:&quot;PubMed&quot;,&quot;abstract&quot;:&quot;The success of genomic selection depends on the potential to predict genome-assisted breeding values (GEBVs) with high accuracy over several generations without additional phenotyping after estimating marker effects. Results from both simulations and practical applications have to be evaluated for this potential, which requires linkage disequilibrium (LD) between markers and QTL. This study shows that markers can capture genetic relationships among genotyped animals, thereby affecting accuracies of GEBVs. Strategies to validate the accuracy of GEBVs due to LD are given. Simulations were used to show that accuracies of GEBVs obtained by fixed regression-least squares (FR-LS), random regression-best linear unbiased prediction (RR-BLUP), and Bayes-B are nonzero even without LD. When LD was present, accuracies decrease rapidly in generations after estimation due to the decay of genetic relationships. However, there is a persistent accuracy due to LD, which can be estimated by modeling the decay of genetic relationships and the decay of LD. The impact of genetic relationships was greatest for RR-BLUP. The accuracy of GEBVs can result entirely from genetic relationships captured by markers, and to validate the potential of genomic selection, several generations have to be analyzed to estimate the accuracy due to LD. The method of choice was Bayes-B; FR-LS should be investigated further, whereas RR-BLUP cannot be recommended.&quot;,&quot;DOI&quot;:&quot;10.1534/genetics.107.081190&quot;,&quot;ISSN&quot;:&quot;0016-6731&quot;,&quot;note&quot;:&quot;PMID: 18073436\nPMCID: PMC2219482&quot;,&quot;journalAbbreviation&quot;:&quot;Genetics&quot;,&quot;language&quot;:&quot;eng&quot;,&quot;author&quot;:[{&quot;family&quot;:&quot;Habier&quot;,&quot;given&quot;:&quot;D.&quot;},{&quot;family&quot;:&quot;Fernando&quot;,&quot;given&quot;:&quot;R. L.&quot;},{&quot;family&quot;:&quot;Dekkers&quot;,&quot;given&quot;:&quot;J. C. M.&quot;}],&quot;issued&quot;:{&quot;date-parts&quot;:[[&quot;2007&quot;,12]]}}}],&quot;schema&quot;:&quot;https://github.com/citation-style-language/schema/raw/master/csl-citation.json&quot;} RND9cHj9L1XXW"/>(Habier et al., 2007)<text:reference-mark-end text:name="ZOTERO_ITEM CSL_CITATION {&quot;citationID&quot;:&quot;tyESm7bW&quot;,&quot;properties&quot;:{&quot;formattedCitation&quot;:&quot;(Habier et al., 2007)&quot;,&quot;plainCitation&quot;:&quot;(Habier et al., 2007)&quot;,&quot;noteIndex&quot;:0},&quot;citationItems&quot;:[{&quot;id&quot;:5912,&quot;uris&quot;:[&quot;http://zotero.org/groups/231119/items/V4XUWV25&quot;],&quot;uri&quot;:[&quot;http://zotero.org/groups/231119/items/V4XUWV25&quot;],&quot;itemData&quot;:{&quot;id&quot;:5912,&quot;type&quot;:&quot;article-journal&quot;,&quot;title&quot;:&quot;The impact of genetic relationship information on genome-assisted breeding values&quot;,&quot;container-title&quot;:&quot;Genetics&quot;,&quot;page&quot;:&quot;2389-2397&quot;,&quot;volume&quot;:&quot;177&quot;,&quot;issue&quot;:&quot;4&quot;,&quot;source&quot;:&quot;PubMed&quot;,&quot;abstract&quot;:&quot;The success of genomic selection depends on the potential to predict genome-assisted breeding values (GEBVs) with high accuracy over several generations without additional phenotyping after estimating marker effects. Results from both simulations and practical applications have to be evaluated for this potential, which requires linkage disequilibrium (LD) between markers and QTL. This study shows that markers can capture genetic relationships among genotyped animals, thereby affecting accuracies of GEBVs. Strategies to validate the accuracy of GEBVs due to LD are given. Simulations were used to show that accuracies of GEBVs obtained by fixed regression-least squares (FR-LS), random regression-best linear unbiased prediction (RR-BLUP), and Bayes-B are nonzero even without LD. When LD was present, accuracies decrease rapidly in generations after estimation due to the decay of genetic relationships. However, there is a persistent accuracy due to LD, which can be estimated by modeling the decay of genetic relationships and the decay of LD. The impact of genetic relationships was greatest for RR-BLUP. The accuracy of GEBVs can result entirely from genetic relationships captured by markers, and to validate the potential of genomic selection, several generations have to be analyzed to estimate the accuracy due to LD. The method of choice was Bayes-B; FR-LS should be investigated further, whereas RR-BLUP cannot be recommended.&quot;,&quot;DOI&quot;:&quot;10.1534/genetics.107.081190&quot;,&quot;ISSN&quot;:&quot;0016-6731&quot;,&quot;note&quot;:&quot;PMID: 18073436\nPMCID: PMC2219482&quot;,&quot;journalAbbreviation&quot;:&quot;Genetics&quot;,&quot;language&quot;:&quot;eng&quot;,&quot;author&quot;:[{&quot;family&quot;:&quot;Habier&quot;,&quot;given&quot;:&quot;D.&quot;},{&quot;family&quot;:&quot;Fernando&quot;,&quot;given&quot;:&quot;R. L.&quot;},{&quot;family&quot;:&quot;Dekkers&quot;,&quot;given&quot;:&quot;J. C. M.&quot;}],&quot;issued&quot;:{&quot;date-parts&quot;:[[&quot;2007&quot;,12]]}}}],&quot;schema&quot;:&quot;https://github.com/citation-style-language/schema/raw/master/csl-citation.json&quot;} RND9cHj9L1XXW"/></text:p>
      <text:p text:style-name="Bibliography_20_1"/>
      <text:section text:style-name="Sect1" text:name="ZOTERO_BIBL {&quot;uncited&quot;:[],&quot;omitted&quot;:[],&quot;custom&quot;:[]} CSL_BIBLIOGRAPHY RNDNr3l3TFvlf">
        <text:p text:style-name="Bibliography_20_1">Cole, J.B., 2015. A simple strategy for managing many recessive disorders in a dairy cattle breeding program. Genet. Sel. Evol. 47, 94. https://doi.org/10.1186/s12711-015-0174-9</text:p>
        <text:p text:style-name="Bibliography_20_1">Falconer, D.S., Mackay, T.F.C., 1996. Introduction to Quantitative Genetics. Longman.</text:p>
        <text:p text:style-name="Bibliography_20_1">Habier, D., Fernando, R.L., Dekkers, J.C.M., 2007. The impact of genetic relationship information on genome-assisted breeding values. Genetics 177, 2389–2397. https://doi.org/10.1534/genetics.107.081190</text:p>
        <text:p text:style-name="Bibliography_20_1">Henderson, C. R., 1984. Applications of linear models in animal breeding. Appl. Linear Models Anim. Breed.</text:p>
        <text:p text:style-name="Bibliography_20_1">Henderson, Charles R., 1984. Applications of Linear Models in Animal Breeding. University of Guelph.</text:p>
        <text:p text:style-name="Bibliography_20_1">Jorjani, H., 2012. Genomic evaluation of BSW populations, InterGenomics: Results and Deliverables. Interbull Bull. 0.</text:p>
        <text:p text:style-name="Bibliography_20_1">Kinghorn, B.P., 2011. An algorithm for efficient constrained mate selection. Genet. Sel. Evol. 43, 4. https://doi.org/10.1186/1297-9686-43-4</text:p>
      </text:section>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09:04:43.736066796</meta:creation-date>
    <dc:date>2019-04-23T13:07:43.711840850</dc:date>
    <meta:editing-duration>P4DT6H40M38S</meta:editing-duration>
    <meta:editing-cycles>5</meta:editing-cycles>
    <meta:generator>LibreOffice/5.1.6.2$Linux_X86_64 LibreOffice_project/10m0$Build-2</meta:generator>
    <meta:document-statistic meta:table-count="0" meta:image-count="0" meta:object-count="0" meta:page-count="2" meta:paragraph-count="42" meta:word-count="854" meta:character-count="6362" meta:non-whitespace-character-count="5569"/>
    <meta:user-defined meta:name="ZOTERO_PREF_1">&lt;data data-version="3" zotero-version="5.0.64"&gt;&lt;session id="rihdaSkb"/&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